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00000032056255FB8D2BD77BD.png" manifest:media-type="image/png"/>
  <manifest:file-entry manifest:full-path="Pictures/100000000000051000000320CC9AE7994893CE82.png" manifest:media-type="image/png"/>
  <manifest:file-entry manifest:full-path="Pictures/100000000000051000000320EED62889EE622113.png" manifest:media-type="image/png"/>
  <manifest:file-entry manifest:full-path="Pictures/100000000000051000000320BFA9713FE379EF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62cm" svg:height="8.001cm" svg:x="1.001cm" svg:y="1cm">
          <draw:image xlink:href="Pictures/100000000000051000000320BFA9713FE379EF1F.png" xlink:type="simple" xlink:show="embed" xlink:actuate="onLoad" draw:mime-type="image/png">
            <text:p/>
          </draw:image>
        </draw:frame>
        <draw:frame draw:style-name="gr1" draw:text-style-name="P1" draw:layer="layout" svg:width="12.962cm" svg:height="8.001cm" svg:x="13.978cm" svg:y="1cm">
          <draw:image xlink:href="Pictures/100000000000051000000320EED62889EE622113.png" xlink:type="simple" xlink:show="embed" xlink:actuate="onLoad" draw:mime-type="image/png">
            <text:p/>
          </draw:image>
        </draw:frame>
        <draw:frame draw:style-name="gr1" draw:text-style-name="P1" draw:layer="layout" svg:width="12.962cm" svg:height="8.001cm" svg:x="1cm" svg:y="9.013cm">
          <draw:image xlink:href="Pictures/10000000000005100000032056255FB8D2BD77BD.png" xlink:type="simple" xlink:show="embed" xlink:actuate="onLoad" draw:mime-type="image/png">
            <text:p/>
          </draw:image>
        </draw:frame>
        <draw:frame draw:style-name="gr1" draw:text-style-name="P1" draw:layer="layout" svg:width="12.962cm" svg:height="8.001cm" svg:x="13.977cm" svg:y="9.013cm">
          <draw:image xlink:href="Pictures/100000000000051000000320CC9AE7994893CE8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1T12:45:41.429882479</meta:creation-date>
    <dc:date>2023-11-01T12:47:44.198197234</dc:date>
    <meta:editing-duration>PT2M3S</meta:editing-duration>
    <meta:editing-cycles>1</meta:editing-cycles>
    <meta:document-statistic meta:object-count="4"/>
    <meta:generator>LibreOffice/7.3.7.2$Linux_X86_64 LibreOffice_project/30$Build-2</meta:generator>
  </office:meta>
</office:document-meta>
</file>